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62000003199BB998DB82CD602E.png" manifest:media-type="image/png"/>
  <manifest:file-entry manifest:full-path="Pictures/10000000000004620000031911DA8CD2B672CCD6.pdf" manifest:media-type="application/pdf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Shape1" draw:style-name="gr4" draw:text-style-name="P4" svg:width="3.733cm" svg:height="0.572cm" svg:x="4.355cm" svg:y="1.951cm"><draw:text-box><text:p><text:span text:style-name="T2"><text:s/></text:span><text:span text:style-name="T2">8 <text:s text:c="2"/>3 <text:s text:c="2"/>6 <text:s text:c="2"/>3 <text:s text:c="2"/>2 <text:s text:c="2"/>9</text:span></text:p></draw:text-box></draw:frame><draw:frame text:anchor-type="paragraph" draw:z-index="2" draw:name="Shape2" draw:style-name="gr2" draw:text-style-name="P3" svg:width="7.307cm" svg:height="0.563cm" svg:x="12.425cm" svg:y="1.949cm"><draw:text-box><text:p><text:span text:style-name="T1"><text:s/></text:span><text:span text:style-name="T1">T <text:s text:c="3"/>R</text:span><text:span text:style-name="T1"><text:tab/></text:span><text:span text:style-name="T1"><text:tab/></text:span><text:span text:style-name="T1"> <text:s/>A <text:s text:c="2"/>N</text:span></text:p></draw:text-box></draw:frame><draw:frame text:anchor-type="paragraph" draw:z-index="3" draw:name="Shape3" draw:style-name="gr3" draw:text-style-name="P2" svg:width="7.328cm" svg:height="0.652cm" svg:x="12.425cm" svg:y="2.512cm"><draw:text-box><text:p><text:s/>H <text:s text:c="2"/>O <text:s text:c="2"/>A <text:s text:c="2"/>N <text:s text:c="2"/>G <text:s text:c="8"/>D <text:s text:c="2"/>U <text:s text:c="2"/>Y</text:p></draw:text-box></draw:frame><draw:frame text:anchor-type="paragraph" draw:z-index="4" draw:name="Shape5" draw:style-name="gr2" draw:text-style-name="P2" svg:width="4.361cm" svg:height="0.563cm" svg:x="23.012cm" svg:y="3.522cm"><draw:text-box><text:p><text:s text:c="2"/>S <text:s text:c="2"/>W <text:s text:c="2"/>1 <text:s text:c="3"/>1 <text:s text:c="3"/>2 <text:s text:c="2"/>B <text:s text:c="2"/>X</text:p></draw:text-box></draw:frame><draw:frame text:anchor-type="paragraph" draw:z-index="5" draw:name="Shape11" draw:style-name="gr1" draw:text-style-name="P1" svg:width="1.733cm" svg:height="0.498cm" svg:x="18.403cm" svg:y="6.152cm"><draw:text-box><text:p/></draw:text-box></draw:frame><draw:frame text:anchor-type="paragraph" draw:z-index="6" draw:name="Shape12" draw:style-name="gr1" draw:text-style-name="P1" svg:width="1.733cm" svg:height="0.498cm" svg:x="18.403cm" svg:y="6.152cm"><draw:text-box><text:p/></draw:text-box></draw:frame><draw:frame draw:style-name="fr1" draw:name="Image1" text:anchor-type="char" svg:x="0.002cm" svg:y="0cm" svg:width="29.699cm" svg:height="21.001cm" draw:z-index="0"><draw:image xlink:href="Pictures/10000000000004620000031911DA8CD2B672CCD6.pdf" xlink:type="simple" xlink:show="embed" xlink:actuate="onLoad" loext:mime-type="application/pdf"/><draw:image xlink:href="Pictures/1000000000000462000003199BB998DB82CD60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2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4T16:49:04.382625160</meta:creation-date>
    <dc:date>2020-02-14T18:31:41.678400447</dc:date>
    <meta:editing-duration>PT1H29M20S</meta:editing-duration>
    <meta:editing-cycles>19</meta:editing-cycles>
    <meta:generator>LibreOffice/6.4.0.3$MacOSX_X86_64 LibreOffice_project/b0a288ab3d2d4774cb44b62f04d5d28733ac6df8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